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85349" officeooo:paragraph-rsid="00085349"/>
    </style:style>
    <style:style style:name="P2" style:family="paragraph" style:parent-style-name="Text_20_body">
      <style:text-properties officeooo:rsid="000b6d39" officeooo:paragraph-rsid="000b6d39"/>
    </style:style>
    <style:style style:name="P3" style:family="paragraph" style:parent-style-name="Text_20_body">
      <style:text-properties officeooo:rsid="000d0bd8" officeooo:paragraph-rsid="000d0bd8"/>
    </style:style>
    <style:style style:name="P4" style:family="paragraph" style:parent-style-name="Text_20_body">
      <style:text-properties officeooo:rsid="000eb058" officeooo:paragraph-rsid="000eb058"/>
    </style:style>
    <style:style style:name="P5" style:family="paragraph" style:parent-style-name="Text_20_body">
      <style:text-properties fo:font-weight="bold" officeooo:rsid="00103b3b" officeooo:paragraph-rsid="00103b3b" style:font-weight-asian="bold" style:font-weight-complex="bold"/>
    </style:style>
    <style:style style:name="P6" style:family="paragraph" style:parent-style-name="Text_20_body">
      <style:text-properties fo:font-weight="bold" officeooo:rsid="00103b3b" officeooo:paragraph-rsid="00111b38" style:font-weight-asian="bold" style:font-weight-complex="bold"/>
    </style:style>
    <style:style style:name="P7" style:family="paragraph" style:parent-style-name="Text_20_body">
      <style:text-properties fo:font-weight="bold" officeooo:rsid="00111b38" officeooo:paragraph-rsid="00111b38" style:font-weight-asian="bold" style:font-weight-complex="bold"/>
    </style:style>
    <style:style style:name="P8" style:family="paragraph" style:parent-style-name="Text_20_body">
      <style:text-properties officeooo:rsid="00111b38" officeooo:paragraph-rsid="00111b38"/>
    </style:style>
    <style:style style:name="P9" style:family="paragraph" style:parent-style-name="Text_20_body">
      <style:text-properties officeooo:paragraph-rsid="00111b38"/>
    </style:style>
    <style:style style:name="P10" style:family="paragraph" style:parent-style-name="Text_20_body">
      <style:text-properties fo:font-weight="normal" officeooo:rsid="00111b38" officeooo:paragraph-rsid="00111b38" style:font-weight-asian="normal" style:font-weight-complex="normal"/>
    </style:style>
    <style:style style:name="P11" style:family="paragraph" style:parent-style-name="Heading_20_1">
      <style:text-properties officeooo:rsid="000773da" officeooo:paragraph-rsid="000773da"/>
    </style:style>
    <style:style style:name="P12" style:family="paragraph" style:parent-style-name="Heading_20_3">
      <style:text-properties officeooo:rsid="000970d1" officeooo:paragraph-rsid="000970d1"/>
    </style:style>
    <style:style style:name="P13" style:family="paragraph" style:parent-style-name="Heading_20_3">
      <style:text-properties officeooo:rsid="000d0bd8" officeooo:paragraph-rsid="000d0bd8"/>
    </style:style>
    <style:style style:name="P14" style:family="paragraph" style:parent-style-name="Heading_20_3">
      <style:text-properties officeooo:rsid="00111b38" officeooo:paragraph-rsid="00111b38"/>
    </style:style>
    <style:style style:name="P15" style:family="paragraph" style:parent-style-name="Heading_20_3">
      <style:paragraph-properties fo:break-before="page"/>
    </style:style>
    <style:style style:name="T1" style:family="text">
      <style:text-properties officeooo:rsid="000eb058"/>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officeooo:rsid="00111b38" style:font-weight-asian="bold" style:font-weight-complex="bold"/>
    </style:style>
    <style:style style:name="T4" style:family="text">
      <style:text-properties officeooo:rsid="00103b3b"/>
    </style:style>
    <style:style style:name="T5" style:family="text">
      <style:text-properties fo:font-weight="normal" style:font-weight-asian="normal" style:font-weight-complex="normal"/>
    </style:style>
    <style:style style:name="T6" style:family="text">
      <style:text-properties fo:font-weight="normal" officeooo:rsid="00111b38" style:font-weight-asian="normal" style:font-weight-complex="normal"/>
    </style:style>
    <style:style style:name="T7" style:family="text">
      <style:text-properties fo:font-weight="normal" officeooo:rsid="00171790" style:font-weight-asian="normal" style:font-weight-complex="normal"/>
    </style:style>
    <style:style style:name="T8" style:family="text">
      <style:text-properties officeooo:rsid="00111b38"/>
    </style:style>
    <style:style style:name="T9" style:family="text">
      <style:text-properties officeooo:rsid="0012dfc6"/>
    </style:style>
    <style:style style:name="T10" style:family="text">
      <style:text-properties officeooo:rsid="0014d677"/>
    </style:style>
    <style:style style:name="T11" style:family="text">
      <style:text-properties officeooo:rsid="0014efb3"/>
    </style:style>
    <style:style style:name="T12" style:family="text">
      <style:text-properties officeooo:rsid="001717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Programmierpradigmen</text:h>
      <text:p text:style-name="P1">Ein Programmierpradigma ist ein fundamentaler Programmierstil.<text:line-break/>Je nach Design der jeweiligen Programmiersprache liegen verschiedene Prinzipien zugrunde, die bei Erstellung von gutem Code unterstützen und teilweise sogar zu einer bestimmten Herangehensweise bei der Lösung von Problemen zwingen.</text:p>
      <text:p text:style-name="P1">Obwohl die meisten Programmiersprachen mehrere Pradigmen unterstützen, werden sie nach ihrer Grund-Charakteristik bezeichnet.</text:p>
      <text:h text:style-name="P12" text:outline-level="3">Imperative Programmierung</text:h>
      <text:p text:style-name="P2">Imperative Programmierung ist das älteste bekannte Programmierpradiga, dabei besteht ein Programm aus einer Folge von Anweisungen, die vorgeben in welcher Reihenfolge etwas vom Computer getan werden soll.</text:p>
      <text:p text:style-name="P3">Als <text:span text:style-name="T2">Gegenentwurf zur imperativen Programmierung</text:span> gelten die Paradigmen der <text:span text:style-name="T2">Funktionalien</text:span> und <text:span text:style-name="T2">Deklarativen</text:span> <text:span text:style-name="T2">Programmierung</text:span>.</text:p>
      <text:p text:style-name="P5">Sprachen: <text:span text:style-name="T5">ALGOL, Fortran, Pascal, Cobol, C</text:span></text:p>
      <text:h text:style-name="P13" text:outline-level="3">Strukturierte Programmierung</text:h>
      <text:p text:style-name="P3">Strukturierte Programmierung ist ein programmiersprachenübergreifendes <text:span text:style-name="T1">Programmierparadigma, aus den 60er Jahren.</text:span></text:p>
      <text:p text:style-name="P4">Es beinhaltet die baumartige Zerlegung eines Programms in Teilprogramme(Prozeduren) und enthält so das Paradigma der prozeduralen Programmierung. Zudem verlangt die strukturierte Programmierung auf der untersten Ebene die Beschränkung aud lediglich drei Kontrollstrukturen:</text:p>
      <text:p text:style-name="P4">• Sequenz (hintereinander auszuführende Programmanweisungen)</text:p>
      <text:p text:style-name="P4">• Auswahl / Selektion (Verzweigung)</text:p>
      <text:p text:style-name="P4">• Wiederholung / Iteration (Schleifen)</text:p>
      <text:p text:style-name="P4"/>
      <text:p text:style-name="P4">Die neueren Programmierparadigmen, <text:span text:style-name="T4">wie generative, aspetorientierte oder objektorientierte Programmierung, basieren alle auf der strukturierten Programmierung.</text:span></text:p>
      <text:p text:style-name="P6">Sprachen: <text:span text:style-name="T5">Algol, C und C++, COBOL, Pascal, </text:span><text:span text:style-name="T6">Basic, Fortran, Perl</text:span></text:p>
      <text:p text:style-name="P10"/>
      <text:h text:style-name="P15" text:outline-level="3">Objektorientierte Programmierung</text:h>
      <text:p text:style-name="P8">Klassen sind instaziierbare Module und Grundelemente in der objektorientierten Programmierung. Nach dem objektorientierten Programmierparadigma werden Objekte mit Daten und den drauf arbeitenden Routinen zu Einheiten zusammengefasst. Ein Computerprogramm ist realisiert als eine Menge interargierbarer Objekte.</text:p>
      <text:p text:style-name="P8">Gut kombinierbar mit der ereignisorientierten Programmierung, z.B. für die Erstellung interaktiver, grafischer Benutzeroberflächen.</text:p>
      <text:p text:style-name="P7">Sprachen:<text:span text:style-name="T5"> C++, PHP, Perl, Ruby, Python, Java, Delphi, Basic, Objective-C, C#</text:span></text:p>
      <text:h text:style-name="Heading_20_5" text:outline-level="5">Composi<text:span text:style-name="T11">tion over Inheritance </text:span><text:span text:style-name="T7">(to be continued)</text:span></text:h>
      <text:p text:style-name="Text_20_body"/>
      <text:h text:style-name="P14" text:outline-level="3">Funktionale Programmierung</text:h>
      <text:p text:style-name="P9">Die Aufgabenstellung und die bekannten Prämissen werden hier als funktionaler Ausdruck formuliert. Das selbstständige Anwenden von Funktionsersetzung und Auswertung seitens des Interpreters oder Compilers lösen dann die Aufgabenstellung. Das Programm kann als Abbildung der Eingabe auf die Ausgabe aufgefasst werden. <text:line-break/><text:span text:style-name="T10">(Alles sind Funktionen, oder so ¯\_(ツ)_/¯ )</text:span></text:p>
      <text:p text:style-name="P9"><text:span text:style-name="T3">Sprachen:</text:span> <text:span text:style-name="T8">Haskell, Python, F#, Algol, XSLT, </text:span><text:span text:style-name="T9">Lisp</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ucida Console" fo:font-family="'Lucida Console'" style:font-pitch="fixed"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ucida Console" fo:font-family="'Lucida Console'" style:font-pitch="fixed"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ucida Console" fo:font-family="'Lucida Console'" style:font-pitch="fixed"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3T11:25:18.273000000</meta:creation-date>
    <dc:date>2021-02-03T18:33:17.017000000</dc:date>
    <meta:editing-duration>PT1H37M</meta:editing-duration>
    <meta:editing-cycles>2</meta:editing-cycles>
    <meta:generator>LibreOffice/6.4.1.2$Windows_X86_64 LibreOffice_project/4d224e95b98b138af42a64d84056446d09082932</meta:generator>
    <meta:document-statistic meta:table-count="0" meta:image-count="0" meta:object-count="0" meta:page-count="2" meta:paragraph-count="23" meta:word-count="307" meta:character-count="2629" meta:non-whitespace-character-count="2346"/>
  </office:meta>
</office:document-meta>
</file>